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Config.PageFlowConfig( Boolean enableSelfNesting , Boolean ensureSecureForwards , Boolean throwSessionExpiredException , Integer maxForwardsPerRequest , Integer maxNestingStackDepth , MultipartHandler multipartHandler , PreventCache preventCache , ModuleConfigLocatorConfig [ ] moduleConfigLocato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FlowConfig.getPreven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fig.isEnableSelf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fig.isEnsureSecureFor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fig.PageFlow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Config.getMultipar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fig.getMaxForwardsPer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fig.getMaxNestingStack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fig.getModuleConfigLoc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fig.isThrowSessionExpir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